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15%" style:writing-mode="lr-tb"/>
    </style:style>
    <style:style style:name="T1_1" style:family="text"/>
    <style:style style:name="T1_2" style:family="text"/>
    <style:style style:name="P2" style:family="paragraph" style:parent-style-name="Standard">
      <style:paragraph-properties fo:text-align="justify"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T2_75" style:family="text"/>
    <style:style style:name="T2_76" style:family="text"/>
    <style:style style:name="T2_77" style:family="text"/>
    <style:style style:name="T2_78" style:family="text"/>
    <style:style style:name="T2_79" style:family="text"/>
    <style:style style:name="T2_80" style:family="text"/>
    <style:style style:name="T2_81" style:family="text"/>
    <style:style style:name="T2_82" style:family="text"/>
    <style:style style:name="T2_83" style:family="text"/>
    <style:style style:name="T2_84" style:family="text"/>
    <style:style style:name="T2_85" style:family="text"/>
    <style:style style:name="T2_86" style:family="text"/>
    <style:style style:name="T2_87" style:family="text"/>
    <style:style style:name="T2_88" style:family="text"/>
    <style:style style:name="T2_89" style:family="text"/>
    <style:style style:name="T2_90" style:family="text"/>
    <style:style style:name="T2_91" style:family="text"/>
    <style:style style:name="T2_92" style:family="text"/>
    <style:style style:name="T2_93" style:family="text"/>
    <style:style style:name="T2_94" style:family="text"/>
    <style:style style:name="T2_95" style:family="text"/>
    <style:style style:name="T2_96" style:family="text"/>
    <style:style style:name="T2_97" style:family="text"/>
    <style:style style:name="T2_98" style:family="text"/>
    <style:style style:name="T2_99" style:family="text"/>
    <style:style style:name="T2_100" style:family="text"/>
    <style:style style:name="T2_101" style:family="text"/>
    <style:style style:name="T2_102" style:family="text"/>
    <style:style style:name="T2_103" style:family="text"/>
    <style:style style:name="T2_104" style:family="text"/>
    <style:style style:name="T2_105" style:family="text"/>
    <style:style style:name="T2_106" style:family="text"/>
    <style:style style:name="T2_107" style:family="text"/>
    <style:style style:name="T2_108" style:family="text"/>
    <style:style style:name="T2_109" style:family="text"/>
    <style:style style:name="T2_110" style:family="text"/>
    <style:style style:name="T2_111" style:family="text"/>
    <style:style style:name="T2_112" style:family="text"/>
    <style:style style:name="T2_113" style:family="text"/>
    <style:style style:name="T2_114" style:family="text"/>
    <style:style style:name="T2_115" style:family="text"/>
    <style:style style:name="T2_116" style:family="text"/>
    <style:style style:name="T2_117" style:family="text"/>
    <style:style style:name="T2_118" style:family="text"/>
    <style:style style:name="T2_119" style:family="text"/>
    <style:style style:name="T2_120" style:family="text"/>
    <style:style style:name="T2_121" style:family="text"/>
    <style:style style:name="T2_122" style:family="text"/>
    <style:style style:name="T2_123" style:family="text"/>
    <style:style style:name="T2_124" style:family="text"/>
    <style:style style:name="T2_125" style:family="text"/>
    <style:style style:name="T2_126" style:family="text"/>
    <style:style style:name="T2_127" style:family="text"/>
    <style:style style:name="T2_128" style:family="text"/>
    <style:style style:name="T2_129" style:family="text"/>
    <style:style style:name="T2_130" style:family="text"/>
    <style:style style:name="T2_131" style:family="text"/>
    <style:style style:name="T2_132" style:family="text"/>
    <style:style style:name="T2_133" style:family="text"/>
    <style:style style:name="T2_134" style:family="text"/>
    <style:style style:name="T2_135" style:family="text"/>
    <style:style style:name="T2_136" style:family="text"/>
    <style:style style:name="T2_137" style:family="text"/>
    <style:style style:name="T2_138" style:family="text"/>
    <style:style style:name="T2_139" style:family="text"/>
    <style:style style:name="T2_140" style:family="text"/>
    <style:style style:name="T2_141" style:family="text"/>
    <style:style style:name="T2_142" style:family="text"/>
    <style:style style:name="T2_143" style:family="text"/>
    <style:style style:name="T2_144" style:family="text"/>
    <style:style style:name="T2_145" style:family="text"/>
    <style:style style:name="T2_146" style:family="text"/>
    <style:style style:name="T2_147" style:family="text"/>
    <style:style style:name="T2_148" style:family="text"/>
    <style:style style:name="T2_149" style:family="text"/>
    <style:style style:name="T2_150" style:family="text"/>
    <style:style style:name="T2_151" style:family="text"/>
    <style:style style:name="T2_152" style:family="text"/>
    <style:style style:name="T2_153" style:family="text"/>
    <style:style style:name="T2_154" style:family="text"/>
    <style:style style:name="T2_155" style:family="text"/>
    <style:style style:name="T2_156" style:family="text"/>
    <style:style style:name="T2_157" style:family="text"/>
    <style:style style:name="T2_158" style:family="text"/>
    <style:style style:name="T2_159" style:family="text"/>
    <style:style style:name="T2_160" style:family="text"/>
    <style:style style:name="T2_161" style:family="text"/>
    <style:style style:name="T2_162" style:family="text"/>
    <style:style style:name="T2_163" style:family="text"/>
    <style:style style:name="T2_164" style:family="text"/>
    <style:style style:name="T2_165" style:family="text"/>
    <style:style style:name="T2_166" style:family="text"/>
    <style:style style:name="T2_167" style:family="text"/>
    <style:style style:name="T2_168" style:family="text"/>
    <style:style style:name="T2_169" style:family="text"/>
    <style:style style:name="T2_170" style:family="text"/>
    <style:style style:name="T2_171" style:family="text"/>
    <style:style style:name="T2_172" style:family="text"/>
    <style:style style:name="T2_173" style:family="text"/>
    <style:style style:name="T2_174" style:family="text"/>
    <style:style style:name="T2_175" style:family="text"/>
    <style:style style:name="T2_176" style:family="text"/>
    <style:style style:name="T2_177" style:family="text"/>
    <style:style style:name="T2_178" style:family="text"/>
    <style:style style:name="T2_179" style:family="text"/>
    <style:style style:name="T2_180" style:family="text"/>
    <style:style style:name="T2_181" style:family="text"/>
    <style:style style:name="T2_182" style:family="text"/>
    <style:style style:name="T2_183" style:family="text"/>
    <style:style style:name="T2_184" style:family="text"/>
    <style:style style:name="T2_185" style:family="text"/>
    <style:style style:name="T2_186" style:family="text"/>
    <style:style style:name="T2_187" style:family="text"/>
    <style:style style:name="T2_188" style:family="text"/>
    <style:style style:name="T2_189" style:family="text"/>
    <style:style style:name="T2_190" style:family="text"/>
    <style:style style:name="T2_191" style:family="text"/>
    <style:style style:name="T2_192" style:family="text"/>
    <style:style style:name="T2_193" style:family="text"/>
    <style:style style:name="T2_194" style:family="text"/>
    <style:style style:name="T2_195" style:family="text"/>
    <style:style style:name="T2_196" style:family="text"/>
    <style:style style:name="T2_197" style:family="text"/>
    <style:style style:name="T2_198" style:family="text"/>
    <style:style style:name="T2_199" style:family="text"/>
    <style:style style:name="T2_200" style:family="text"/>
    <style:style style:name="T2_201" style:family="text"/>
    <style:style style:name="T2_202" style:family="text"/>
    <style:style style:name="T2_203" style:family="text"/>
    <style:style style:name="T2_204" style:family="text"/>
    <style:style style:name="T2_205" style:family="text"/>
    <style:style style:name="T2_206" style:family="text"/>
    <style:style style:name="T2_207" style:family="text"/>
    <style:style style:name="T2_208" style:family="text"/>
    <style:style style:name="T2_209" style:family="text"/>
    <style:style style:name="T2_210" style:family="text"/>
    <style:style style:name="T2_211" style:family="text"/>
    <style:style style:name="T2_212" style:family="text"/>
    <style:style style:name="T2_213" style:family="text"/>
    <style:style style:name="T2_214" style:family="text"/>
    <style:style style:name="T2_215" style:family="text"/>
    <style:style style:name="T2_216" style:family="text"/>
    <style:style style:name="T2_217" style:family="text"/>
    <style:style style:name="T2_218" style:family="text"/>
    <style:style style:name="T2_219" style:family="text"/>
    <style:style style:name="T2_220" style:family="text"/>
    <style:style style:name="T2_221" style:family="text"/>
    <style:style style:name="T2_222" style:family="text"/>
    <style:style style:name="T2_223" style:family="text"/>
    <style:style style:name="T2_224" style:family="text"/>
    <style:style style:name="T2_225" style:family="text"/>
    <style:style style:name="T2_226" style:family="text"/>
    <style:style style:name="T2_227" style:family="text"/>
    <style:style style:name="T2_228" style:family="text"/>
    <style:style style:name="T2_229" style:family="text"/>
    <style:style style:name="T2_230" style:family="text"/>
    <style:style style:name="T2_231" style:family="text"/>
    <style:style style:name="T2_232" style:family="text"/>
    <style:style style:name="T2_233" style:family="text"/>
    <style:style style:name="T2_234" style:family="text"/>
    <style:style style:name="T2_235" style:family="text"/>
    <style:style style:name="T2_236" style:family="text"/>
    <style:style style:name="T2_237" style:family="text"/>
    <style:style style:name="T2_238" style:family="text"/>
    <style:style style:name="T2_239" style:family="text"/>
    <style:style style:name="T2_240" style:family="text"/>
    <style:style style:name="T2_241" style:family="text"/>
    <style:style style:name="T2_242" style:family="text"/>
    <style:style style:name="T2_243" style:family="text"/>
    <style:style style:name="T2_244" style:family="text"/>
    <style:style style:name="T2_245" style:family="text"/>
    <style:style style:name="T2_246" style:family="text"/>
    <style:style style:name="T2_247" style:family="text"/>
    <style:style style:name="T2_248" style:family="text"/>
    <style:style style:name="T2_249" style:family="text"/>
    <style:style style:name="T2_250" style:family="text"/>
    <style:style style:name="T2_251" style:family="text"/>
    <style:style style:name="T2_252" style:family="text"/>
    <style:style style:name="T2_253" style:family="text"/>
    <style:style style:name="T2_254" style:family="text"/>
    <style:style style:name="T2_255" style:family="text"/>
    <style:style style:name="T2_256" style:family="text"/>
    <style:style style:name="T2_257" style:family="text"/>
    <style:style style:name="T2_258" style:family="text"/>
    <style:style style:name="T2_259" style:family="text"/>
    <style:style style:name="T2_260" style:family="text"/>
    <style:style style:name="T2_261" style:family="text"/>
    <style:style style:name="T2_262" style:family="text"/>
    <style:style style:name="T2_263" style:family="text"/>
    <style:style style:name="T2_264" style:family="text"/>
    <style:style style:name="T2_265" style:family="text"/>
    <style:style style:name="T2_266" style:family="text"/>
    <style:style style:name="T2_267" style:family="text"/>
    <style:style style:name="T2_268" style:family="text"/>
    <style:style style:name="T2_269" style:family="text"/>
    <style:style style:name="T2_270" style:family="text"/>
    <style:style style:name="T2_271" style:family="text"/>
    <style:style style:name="T2_272" style:family="text"/>
    <style:style style:name="P3" style:family="paragraph" style:parent-style-name="Standard">
      <style:paragraph-properties fo:text-align="justify" fo:break-before="auto" fo:line-height="115%" style:writing-mode="lr-tb"/>
    </style:style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/>
    <style:style style:name="P5" style:family="paragraph" style:parent-style-name="Standard">
      <style:paragraph-properties fo:text-align="justify"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T5_169" style:family="text"/>
    <style:style style:name="T5_170" style:family="text"/>
    <style:style style:name="T5_171" style:family="text"/>
    <style:style style:name="T5_172" style:family="text"/>
    <style:style style:name="T5_173" style:family="text"/>
    <style:style style:name="T5_174" style:family="text"/>
  </office:automatic-styles>
  <office:body>
    <office:text>
      <text:p text:style-name="P1"><text:span text:style-name="T1_1">Macter</text:span><text:span text:style-name="T1_2">4</text:span></text:p>
      <text:p text:style-name="P2"><text:span text:style-name="T2_1">Zacznijmy</text:span><text:span text:style-name="T2_2"><text:s/></text:span><text:span text:style-name="T2_3">od</text:span><text:span text:style-name="T2_4"><text:s/></text:span><text:span text:style-name="T2_5">kilku</text:span><text:span text:style-name="T2_6"><text:s/></text:span><text:span text:style-name="T2_7">słówek</text:span><text:span text:style-name="T2_8"><text:s/></text:span><text:span text:style-name="T2_9">do</text:span><text:span text:style-name="T2_10"><text:s/></text:span><text:span text:style-name="T2_11">osób</text:span><text:span text:style-name="T2_12">,<text:s/></text:span><text:span text:style-name="T2_13">które</text:span><text:span text:style-name="T2_14"><text:s/></text:span><text:span text:style-name="T2_15">dorabiają</text:span><text:span text:style-name="T2_16"><text:s/></text:span><text:span text:style-name="T2_17">niewybredne</text:span><text:span text:style-name="T2_18"><text:s/></text:span><text:span text:style-name="T2_19">komentarze</text:span><text:span text:style-name="T2_20"><text:s/></text:span><text:span text:style-name="T2_21">i</text:span><text:span text:style-name="T2_22"><text:s/></text:span><text:span text:style-name="T2_23">teorie</text:span><text:span text:style-name="T2_24"><text:s/></text:span><text:span text:style-name="T2_25">do</text:span><text:span text:style-name="T2_26"><text:s/></text:span><text:span text:style-name="T2_27">przebrania</text:span><text:span text:style-name="T2_28"><text:s/></text:span><text:span text:style-name="T2_29">Big</text:span><text:span text:style-name="T2_30"><text:s/></text:span><text:span text:style-name="T2_31">Maca</text:span><text:span text:style-name="T2_32">.<text:s/></text:span><text:span text:style-name="T2_33">Rodzina</text:span><text:span text:style-name="T2_34">,<text:s/></text:span><text:span text:style-name="T2_35">a</text:span><text:span text:style-name="T2_36"><text:s/></text:span><text:span text:style-name="T2_37">w</text:span><text:span text:style-name="T2_38"><text:s/></text:span><text:span text:style-name="T2_39">szczególności</text:span><text:span text:style-name="T2_40"><text:s/></text:span><text:span text:style-name="T2_41">rodzeństwo</text:span><text:span text:style-name="T2_42"><text:s/></text:span><text:span text:style-name="T2_43">może</text:span><text:span text:style-name="T2_44"><text:s/></text:span><text:span text:style-name="T2_45">być</text:span><text:span text:style-name="T2_46"><text:s/></text:span><text:span text:style-name="T2_47">najgorszym</text:span><text:span text:style-name="T2_48"><text:s/></text:span><text:span text:style-name="T2_49">wrogiem</text:span><text:span text:style-name="T2_50">,<text:s/></text:span><text:span text:style-name="T2_51">ale</text:span><text:span text:style-name="T2_52"><text:s/></text:span><text:span text:style-name="T2_53">mało</text:span><text:span text:style-name="T2_54"><text:s/></text:span><text:span text:style-name="T2_55">jest</text:span><text:span text:style-name="T2_56"><text:s/></text:span><text:span text:style-name="T2_57">osób</text:span><text:span text:style-name="T2_58"><text:s/></text:span><text:span text:style-name="T2_59">na</text:span><text:span text:style-name="T2_60"><text:s/></text:span><text:span text:style-name="T2_61">świecie</text:span><text:span text:style-name="T2_62">,<text:s/></text:span><text:span text:style-name="T2_63">które</text:span><text:span text:style-name="T2_64"><text:s/></text:span><text:span text:style-name="T2_65">by</text:span><text:span text:style-name="T2_66"><text:s/></text:span><text:span text:style-name="T2_67">nie</text:span><text:span text:style-name="T2_68"><text:s/></text:span><text:span text:style-name="T2_69">wskoczyły</text:span><text:span text:style-name="T2_70"><text:s/></text:span><text:span text:style-name="T2_71">w</text:span><text:span text:style-name="T2_72"><text:s/></text:span><text:span text:style-name="T2_73">ogień</text:span><text:span text:style-name="T2_74">,<text:s/></text:span><text:span text:style-name="T2_75">jeżeli</text:span><text:span text:style-name="T2_76"><text:s/></text:span><text:span text:style-name="T2_77">trzeba</text:span><text:span text:style-name="T2_78"><text:s/></text:span><text:span text:style-name="T2_79">pomóc</text:span><text:span text:style-name="T2_80"><text:s/></text:span><text:span text:style-name="T2_81">najbliższym</text:span><text:span text:style-name="T2_82">.<text:s/></text:span><text:span text:style-name="T2_83">Dodatkowo</text:span><text:span text:style-name="T2_84"><text:s/></text:span><text:span text:style-name="T2_85">jeżeli</text:span><text:span text:style-name="T2_86"><text:s/></text:span><text:span text:style-name="T2_87">zakładamy</text:span><text:span text:style-name="T2_88">,<text:s/></text:span><text:span text:style-name="T2_89">że</text:span><text:span text:style-name="T2_90"><text:s/></text:span><text:span text:style-name="T2_91">rodzice</text:span><text:span text:style-name="T2_92"><text:s/></text:span><text:span text:style-name="T2_93">AJ</text:span><text:span text:style-name="T2_94"><text:s/></text:span><text:span text:style-name="T2_95">nie</text:span><text:span text:style-name="T2_96"><text:s/></text:span><text:span text:style-name="T2_97">żyją</text:span><text:span text:style-name="T2_98">,<text:s/></text:span><text:span text:style-name="T2_99">to</text:span><text:span text:style-name="T2_100"><text:s/></text:span><text:span text:style-name="T2_101">ktoś</text:span><text:span text:style-name="T2_102"><text:s/></text:span><text:span text:style-name="T2_103">musiał</text:span><text:span text:style-name="T2_104"><text:s/></text:span><text:span text:style-name="T2_105">ich</text:span><text:span text:style-name="T2_106"><text:s/></text:span><text:span text:style-name="T2_107">zastąpić</text:span><text:span text:style-name="T2_108"><text:s/></text:span><text:span text:style-name="T2_109">dla</text:span><text:span text:style-name="T2_110"><text:s/></text:span><text:span text:style-name="T2_111">Apple</text:span><text:span text:style-name="T2_112"><text:s/></text:span><text:span text:style-name="T2_113">Bloom</text:span><text:span text:style-name="T2_114">,<text:s/></text:span><text:span text:style-name="T2_115">a</text:span><text:span text:style-name="T2_116"><text:s/></text:span><text:span text:style-name="T2_117">słowa</text:span><text:span text:style-name="T2_118">,<text:s/></text:span><text:span text:style-name="T2_119">które</text:span><text:span text:style-name="T2_120"><text:s/></text:span><text:span text:style-name="T2_121">pod</text:span><text:span text:style-name="T2_122"><text:s/></text:span><text:span text:style-name="T2_123">koniec</text:span><text:span text:style-name="T2_124"><text:s/></text:span><text:span text:style-name="T2_125">odcinka</text:span><text:span text:style-name="T2_126"><text:s/></text:span><text:span text:style-name="T2_127">padły</text:span><text:span text:style-name="T2_128"><text:s/></text:span><text:span text:style-name="T2_129">z</text:span><text:span text:style-name="T2_130"><text:s/></text:span><text:span text:style-name="T2_131">ust</text:span><text:span text:style-name="T2_132"><text:s/></text:span><text:span text:style-name="T2_133">czerwonego</text:span><text:span text:style-name="T2_134"><text:s/></text:span><text:span text:style-name="T2_135">ogiera</text:span><text:span text:style-name="T2_136"><text:s/></text:span><text:span text:style-name="T2_137">bardziej</text:span><text:span text:style-name="T2_138"><text:s/></text:span><text:span text:style-name="T2_139">pasowały</text:span><text:span text:style-name="T2_140"><text:s/></text:span><text:span text:style-name="T2_141">do</text:span><text:span text:style-name="T2_142"><text:s/></text:span><text:span text:style-name="T2_143">ojca</text:span><text:span text:style-name="T2_144"><text:s/></text:span><text:span text:style-name="T2_145">niż</text:span><text:span text:style-name="T2_146"><text:s/></text:span><text:span text:style-name="T2_147">brata</text:span><text:span text:style-name="T2_148">.<text:s/></text:span><text:span text:style-name="T2_149">Czy</text:span><text:span text:style-name="T2_150"><text:s/></text:span><text:span text:style-name="T2_151">muszę</text:span><text:span text:style-name="T2_152"><text:s/></text:span><text:span text:style-name="T2_153">coś</text:span><text:span text:style-name="T2_154"><text:s/></text:span><text:span text:style-name="T2_155">jeszcze</text:span><text:span text:style-name="T2_156"><text:s/></text:span><text:span text:style-name="T2_157">dodawać</text:span><text:span text:style-name="T2_158">?<text:s/></text:span><text:span text:style-name="T2_159">Wracajmy</text:span><text:span text:style-name="T2_160"><text:s/></text:span><text:span text:style-name="T2_161">zaś</text:span><text:span text:style-name="T2_162"><text:s/></text:span><text:span text:style-name="T2_163">do</text:span><text:span text:style-name="T2_164"><text:s/></text:span><text:span text:style-name="T2_165">samej</text:span><text:span text:style-name="T2_166"><text:s/></text:span><text:span text:style-name="T2_167">oceny</text:span><text:span text:style-name="T2_168">.<text:s/></text:span><text:span text:style-name="T2_169">Fabuła</text:span><text:span text:style-name="T2_170"><text:s/></text:span><text:span text:style-name="T2_171">czasowo</text:span><text:span text:style-name="T2_172"><text:s/></text:span><text:span text:style-name="T2_173">jest</text:span><text:span text:style-name="T2_174"><text:s/></text:span><text:span text:style-name="T2_175">skorelowana</text:span><text:span text:style-name="T2_176"><text:s/></text:span><text:span text:style-name="T2_177">z</text:span><text:span text:style-name="T2_178"><text:s/></text:span><text:span text:style-name="T2_179">poprzednim</text:span><text:span text:style-name="T2_180"><text:s/></text:span><text:span text:style-name="T2_181">odcinkiem</text:span><text:span text:style-name="T2_182">.<text:s/></text:span><text:span text:style-name="T2_183">Nie</text:span><text:span text:style-name="T2_184"><text:s/></text:span><text:span text:style-name="T2_185">jest</text:span><text:span text:style-name="T2_186"><text:s/></text:span><text:span text:style-name="T2_187">przy</text:span><text:span text:style-name="T2_188"><text:s/></text:span><text:span text:style-name="T2_189">tym</text:span><text:span text:style-name="T2_190"><text:s/></text:span><text:span text:style-name="T2_191">przekombinowana</text:span><text:span text:style-name="T2_192"><text:s/></text:span><text:span text:style-name="T2_193">ani</text:span><text:span text:style-name="T2_194"><text:s/></text:span><text:span text:style-name="T2_195">naciągana</text:span><text:span text:style-name="T2_196">.<text:s/></text:span><text:span text:style-name="T2_197">Postać</text:span><text:span text:style-name="T2_198"><text:s/></text:span><text:span text:style-name="T2_199">wytworzona</text:span><text:span text:style-name="T2_200"><text:s/></text:span><text:span text:style-name="T2_201">przez</text:span><text:span text:style-name="T2_202"><text:s/></text:span><text:span text:style-name="T2_203">Big</text:span><text:span text:style-name="T2_204"><text:s/></text:span><text:span text:style-name="T2_205">Maca</text:span><text:span text:style-name="T2_206"><text:s/></text:span><text:span text:style-name="T2_207">jest</text:span><text:span text:style-name="T2_208"><text:s/></text:span><text:span text:style-name="T2_209">przezabawna</text:span><text:span text:style-name="T2_210">.<text:s/></text:span><text:span text:style-name="T2_211">Nieraz</text:span><text:span text:style-name="T2_212"><text:s/></text:span><text:span text:style-name="T2_213">głośno</text:span><text:span text:style-name="T2_214"><text:s/></text:span><text:span text:style-name="T2_215">się</text:span><text:span text:style-name="T2_216"><text:s/></text:span><text:span text:style-name="T2_217">zaśmiałem</text:span><text:span text:style-name="T2_218"><text:s/></text:span><text:span text:style-name="T2_219">z</text:span><text:span text:style-name="T2_220"><text:s/></text:span><text:span text:style-name="T2_221">absurdalnych</text:span><text:span text:style-name="T2_222"><text:s/></text:span><text:span text:style-name="T2_223">sytuacji</text:span><text:span text:style-name="T2_224">,<text:s/></text:span><text:span text:style-name="T2_225">jakich</text:span><text:span text:style-name="T2_226"><text:s/></text:span><text:span text:style-name="T2_227">była</text:span><text:span text:style-name="T2_228"><text:s/></text:span><text:span text:style-name="T2_229">uczestnikiem</text:span><text:span text:style-name="T2_230">.<text:s/></text:span><text:span text:style-name="T2_231">Epizod</text:span><text:span text:style-name="T2_232"><text:s/></text:span><text:span text:style-name="T2_233">zdecydowanie</text:span><text:span text:style-name="T2_234"><text:s/></text:span><text:span text:style-name="T2_235">wychodzi</text:span><text:span text:style-name="T2_236"><text:s/></text:span><text:span text:style-name="T2_237">na</text:span><text:span text:style-name="T2_238"><text:s/></text:span><text:span text:style-name="T2_239">plus</text:span><text:span text:style-name="T2_240"><text:s/></text:span><text:span text:style-name="T2_241">i</text:span><text:span text:style-name="T2_242"><text:s/></text:span><text:span text:style-name="T2_243">niemała</text:span><text:span text:style-name="T2_244"><text:s/></text:span><text:span text:style-name="T2_245">jest</text:span><text:span text:style-name="T2_246"><text:s/></text:span><text:span text:style-name="T2_247">w</text:span><text:span text:style-name="T2_248"><text:s/></text:span><text:span text:style-name="T2_249">tym</text:span><text:span text:style-name="T2_250"><text:s/></text:span><text:span text:style-name="T2_251">zasługa</text:span><text:span text:style-name="T2_252"><text:s/></text:span><text:span text:style-name="T2_253">końcowej</text:span><text:span text:style-name="T2_254"><text:s/></text:span><text:span text:style-name="T2_255">sceny</text:span><text:span text:style-name="T2_256"><text:s/></text:span><text:span text:style-name="T2_257">pod</text:span><text:span text:style-name="T2_258"><text:s/></text:span><text:span text:style-name="T2_259">drzewem</text:span><text:span text:style-name="T2_260">,<text:s/></text:span><text:span text:style-name="T2_261">która</text:span><text:span text:style-name="T2_262"><text:s/></text:span><text:span text:style-name="T2_263">jest</text:span><text:span text:style-name="T2_264"><text:s/></text:span><text:span text:style-name="T2_265">świetną</text:span><text:span text:style-name="T2_266"><text:s/></text:span><text:span text:style-name="T2_267">puentą</text:span><text:span text:style-name="T2_268"><text:s/></text:span><text:span text:style-name="T2_269">dla</text:span><text:span text:style-name="T2_270"><text:s/></text:span><text:span text:style-name="T2_271">całości</text:span><text:span text:style-name="T2_272">.</text:span></text:p>
      <text:p text:style-name="P3"/>
      <text:p text:style-name="P4"><text:span text:style-name="T4_1">aTOM</text:span></text:p>
      <text:p text:style-name="P5"><text:span text:style-name="T5_1">Lubię</text:span><text:span text:style-name="T5_2"><text:s/></text:span><text:span text:style-name="T5_3">odcinki</text:span><text:span text:style-name="T5_4"><text:s/></text:span><text:span text:style-name="T5_5">łączące</text:span><text:span text:style-name="T5_6"><text:s/></text:span><text:span text:style-name="T5_7">się</text:span><text:span text:style-name="T5_8"><text:s/></text:span><text:span text:style-name="T5_9">z</text:span><text:span text:style-name="T5_10"><text:s/></text:span><text:span text:style-name="T5_11">poprzednimi</text:span><text:span text:style-name="T5_12">,<text:s/></text:span><text:span text:style-name="T5_13">tym</text:span><text:span text:style-name="T5_14"><text:s/></text:span><text:span text:style-name="T5_15">bardziej</text:span><text:span text:style-name="T5_16"><text:s/></text:span><text:span text:style-name="T5_17">w</text:span><text:span text:style-name="T5_18"><text:s/></text:span><text:span text:style-name="T5_19">taki</text:span><text:span text:style-name="T5_20"><text:s/></text:span><text:span text:style-name="T5_21">sposób</text:span><text:span text:style-name="T5_22">,<text:s/></text:span><text:span text:style-name="T5_23">bo</text:span><text:span text:style-name="T5_24"><text:s/></text:span><text:span text:style-name="T5_25">trochę</text:span><text:span text:style-name="T5_26"><text:s/></text:span><text:span text:style-name="T5_27">zmniejszają</text:span><text:span text:style-name="T5_28"><text:s/></text:span><text:span text:style-name="T5_29">one</text:span><text:span text:style-name="T5_30"><text:s/></text:span><text:span text:style-name="T5_31">wrażenie</text:span><text:span text:style-name="T5_32">,<text:s/></text:span><text:span text:style-name="T5_33">że</text:span><text:span text:style-name="T5_34"><text:s/></text:span><text:span text:style-name="T5_35">żadne</text:span><text:span text:style-name="T5_36"><text:s/></text:span><text:span text:style-name="T5_37">wydarzenie</text:span><text:span text:style-name="T5_38"><text:s/></text:span><text:span text:style-name="T5_39">w</text:span><text:span text:style-name="T5_40"><text:s/></text:span><text:span text:style-name="T5_41">Cwałowie</text:span><text:span text:style-name="T5_42"><text:s/></text:span><text:span text:style-name="T5_43">nie</text:span><text:span text:style-name="T5_44"><text:s/></text:span><text:span text:style-name="T5_45">może</text:span><text:span text:style-name="T5_46"><text:s/></text:span><text:span text:style-name="T5_47">się</text:span><text:span text:style-name="T5_48"><text:s/></text:span><text:span text:style-name="T5_49">odbyć</text:span><text:span text:style-name="T5_50"><text:s/></text:span><text:span text:style-name="T5_51">bez</text:span><text:span text:style-name="T5_52"><text:s/></text:span><text:span text:style-name="T5_53">Main</text:span><text:span text:style-name="T5_54"><text:s/></text:span><text:span text:style-name="T5_55">Sixów</text:span><text:span text:style-name="T5_56"><text:s/>(</text:span><text:span text:style-name="T5_57">ok</text:span><text:span text:style-name="T5_58">,<text:s/></text:span><text:span text:style-name="T5_59">pojawiła</text:span><text:span text:style-name="T5_60"><text:s/></text:span><text:span text:style-name="T5_61">się</text:span><text:span text:style-name="T5_62"><text:s/></text:span><text:span text:style-name="T5_63">Rainbow</text:span><text:span text:style-name="T5_64">,<text:s/></text:span><text:span text:style-name="T5_65">ale</text:span><text:span text:style-name="T5_66"><text:s/></text:span><text:span text:style-name="T5_67">nie</text:span><text:span text:style-name="T5_68"><text:s/></text:span><text:span text:style-name="T5_69">wybijała</text:span><text:span text:style-name="T5_70"><text:s/></text:span><text:span text:style-name="T5_71">się</text:span><text:span text:style-name="T5_72"><text:s/></text:span><text:span text:style-name="T5_73">na</text:span><text:span text:style-name="T5_74"><text:s/></text:span><text:span text:style-name="T5_75">pierwszy</text:span><text:span text:style-name="T5_76"><text:s/></text:span><text:span text:style-name="T5_77">plan</text:span><text:span text:style-name="T5_78">).<text:s/></text:span><text:span text:style-name="T5_79">Pomysł</text:span><text:span text:style-name="T5_80"><text:s/></text:span><text:span text:style-name="T5_81">i</text:span><text:span text:style-name="T5_82"><text:s/></text:span><text:span text:style-name="T5_83">wykonanie</text:span><text:span text:style-name="T5_84"><text:s/></text:span><text:span text:style-name="T5_85">Big</text:span><text:span text:style-name="T5_86"><text:s/></text:span><text:span text:style-name="T5_87">Maca</text:span><text:span text:style-name="T5_88"><text:s/></text:span><text:span text:style-name="T5_89">w</text:span><text:span text:style-name="T5_90"><text:s/></text:span><text:span text:style-name="T5_91">kiecce</text:span><text:span text:style-name="T5_92"><text:s/></text:span><text:span text:style-name="T5_93">były</text:span><text:span text:style-name="T5_94"><text:s/></text:span><text:span text:style-name="T5_95">średnie</text:span><text:span text:style-name="T5_96"><text:s/></text:span><text:span text:style-name="T5_97">w</text:span><text:span text:style-name="T5_98"><text:s/></text:span><text:span text:style-name="T5_99">moim</text:span><text:span text:style-name="T5_100"><text:s/></text:span><text:span text:style-name="T5_101">mniemaniu</text:span><text:span text:style-name="T5_102">,<text:s/></text:span><text:span text:style-name="T5_103">ale</text:span><text:span text:style-name="T5_104"><text:s/></text:span><text:span text:style-name="T5_105">za</text:span><text:span text:style-name="T5_106"><text:s/></text:span><text:span text:style-name="T5_107">to</text:span><text:span text:style-name="T5_108"><text:s/></text:span><text:span text:style-name="T5_109">ostatnia</text:span><text:span text:style-name="T5_110"><text:s/></text:span><text:span text:style-name="T5_111">scena</text:span><text:span text:style-name="T5_112"><text:s/></text:span><text:span text:style-name="T5_113">pewnie</text:span><text:span text:style-name="T5_114"><text:s/></text:span><text:span text:style-name="T5_115">niejednemu</text:span><text:span text:style-name="T5_116"><text:s/></text:span><text:span text:style-name="T5_117">brony</text:span><text:span text:style-name="T5_118">’</text:span><text:span text:style-name="T5_119">emu</text:span><text:span text:style-name="T5_120"><text:s/></text:span><text:span text:style-name="T5_121">wycisnęła</text:span><text:span text:style-name="T5_122"><text:s/></text:span><text:span text:style-name="T5_123">płynną</text:span><text:span text:style-name="T5_124"><text:s/></text:span><text:span text:style-name="T5_125">dumę</text:span><text:span text:style-name="T5_126"><text:s/></text:span><text:span text:style-name="T5_127">z</text:span><text:span text:style-name="T5_128"><text:s/></text:span><text:span text:style-name="T5_129">oczu</text:span><text:span text:style-name="T5_130">.<text:s/></text:span><text:span text:style-name="T5_131">Plus</text:span><text:span text:style-name="T5_132"><text:s/></text:span><text:span text:style-name="T5_133">za</text:span><text:span text:style-name="T5_134"><text:s/></text:span><text:span text:style-name="T5_135">to</text:span><text:span text:style-name="T5_136">,<text:s/></text:span><text:span text:style-name="T5_137">że</text:span><text:span text:style-name="T5_138"><text:s/></text:span><text:span text:style-name="T5_139">Jabłeczniki</text:span><text:span text:style-name="T5_140"><text:s/></text:span><text:span text:style-name="T5_141">nie</text:span><text:span text:style-name="T5_142"><text:s/></text:span><text:span text:style-name="T5_143">wygrały</text:span><text:span text:style-name="T5_144"><text:s/></text:span><text:span text:style-name="T5_145">zawodów</text:span><text:span text:style-name="T5_146">,<text:s/></text:span><text:span text:style-name="T5_147">dzięki</text:span><text:span text:style-name="T5_148"><text:s/></text:span><text:span text:style-name="T5_149">czemu</text:span><text:span text:style-name="T5_150"><text:s/></text:span><text:span text:style-name="T5_151">końcowa</text:span><text:span text:style-name="T5_152"><text:s/></text:span><text:span text:style-name="T5_153">scena</text:span><text:span text:style-name="T5_154"><text:s/></text:span><text:span text:style-name="T5_155">zyskała</text:span><text:span text:style-name="T5_156"><text:s/></text:span><text:span text:style-name="T5_157">na</text:span><text:span text:style-name="T5_158"><text:s/></text:span><text:span text:style-name="T5_159">sile</text:span><text:span text:style-name="T5_160">.<text:s/></text:span><text:span text:style-name="T5_161">I</text:span><text:span text:style-name="T5_162"><text:s/></text:span><text:span text:style-name="T5_163">to</text:span><text:span text:style-name="T5_164"><text:s/></text:span><text:span text:style-name="T5_165">w</text:span><text:span text:style-name="T5_166"><text:s/></text:span><text:span text:style-name="T5_167">sumie</text:span><text:span text:style-name="T5_168"><text:s/></text:span><text:span text:style-name="T5_169">uratowało</text:span><text:span text:style-name="T5_170"><text:s/></text:span><text:span text:style-name="T5_171">ten</text:span><text:span text:style-name="T5_172"><text:s/></text:span><text:span text:style-name="T5_173">odcinek</text:span><text:span text:style-name="T5_174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